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2.02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.808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15cm"/>
    </style:style>
    <style:style style:name="co18" style:family="table-column">
      <style:table-column-properties fo:break-before="auto" style:column-width="2.718cm"/>
    </style:style>
    <style:style style:name="co19" style:family="table-column">
      <style:table-column-properties fo:break-before="auto" style:column-width="2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0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Fira Sans" fo:font-size="10pt" style:font-size-asian="10pt" style:font-size-complex="10pt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6" style:family="table-cell" style:parent-style-name="Default" style:data-style-name="N11">
      <style:text-properties fo:font-size="10pt" style:font-size-asian="10pt" style:font-size-complex="10pt"/>
    </style:style>
    <style:style style:name="ce47" style:family="table-cell" style:parent-style-name="Default" style:data-style-name="N99">
      <style:text-properties fo:font-size="10pt" style:font-size-asian="10pt" style:font-size-complex="10pt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  <style:text-properties style:font-name="Fira Sans" fo:font-size="12pt" style:font-size-asian="12pt" style:font-size-complex="12pt"/>
    </style:style>
    <style:style style:name="ce27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.G3"/>
      <style:map style:condition="cell-content()=&quot;DEĞİŞTİR&quot;" style:apply-style-name="Error" style:base-cell-address="Kodlama_icin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44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Fira Sans" fo:font-size="12pt" style:font-size-asian="12pt" style:font-size-complex="12pt"/>
    </style:style>
    <style:style style:name="ce4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_2.G3"/>
      <style:map style:condition="cell-content()=&quot;DEĞİŞTİR&quot;" style:apply-style-name="Error" style:base-cell-address="Kodlama_icin_2.G3"/>
    </style:style>
    <style:style style:name="ce54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_2.J3"/>
      <style:map style:condition="cell-content()=0" style:apply-style-name="Error" style:base-cell-address="Kodlama_icin_2.J3"/>
    </style:style>
  </office:automatic-styles>
  <office:body>
    <office:spreadsheet>
      <table:calculation-settings table:automatic-find-labels="false" table:use-regular-expressions="false" table:use-wildcards="true"/>
      <table:table table:name="Uygun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0"/>
        <table:table-column table:style-name="co6" table:default-cell-style-name="ce30"/>
        <table:table-column table:style-name="co7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8" calcext:value-type="currency">
            <text:p>₺28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3]*[.B3]" office:value-type="currency" office:currency="TRY" office:value="4872" calcext:value-type="currency">
            <text:p>₺4.872,00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3]*[.$D$14]" office:value-type="currency" office:currency="TRY" office:value="4317.745" calcext:value-type="currency">
            <text:p>₺4.317,75</text:p>
          </table:table-cell>
          <table:table-cell table:style-name="ce7" table:formula="of:=[.F3]*[.$D$14]" office:value-type="currency" office:currency="TRY" office:value="5079.7" calcext:value-type="currency">
            <text:p>₺5.079,70</text:p>
          </table:table-cell>
          <table:table-cell table:style-name="ce42" table:formula="of:=IF([.D3]&gt;=[.E3]*[.$D$14])" office:value-type="boolean" office:boolean-value="true" calcext:value-type="boolean">
            <text:p>DOĞRU</text:p>
          </table:table-cell>
          <table:table-cell table:style-name="ce42" table:formula="of:=IF([.D3]&lt;=[.F3]*[.$D$14])" office:value-type="boolean" office:boolean-value="true" calcext:value-type="boolean">
            <text:p>DOĞRU</text:p>
          </table:table-cell>
          <table:table-cell table:style-name="ce43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5" calcext:value-type="currency">
            <text:p>₺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7" table:formula="of:=[.C4]*[.B4]" office:value-type="currency" office:currency="TRY" office:value="2100" calcext:value-type="currency">
            <text:p>₺2.100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41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4]*[.$D$14]" office:value-type="currency" office:currency="TRY" office:value="1269.925" calcext:value-type="currency">
            <text:p>₺1.269,93</text:p>
          </table:table-cell>
          <table:table-cell table:style-name="ce7" table:formula="of:=[.F4]*[.$D$14]" office:value-type="currency" office:currency="TRY" office:value="2285.865" calcext:value-type="currency">
            <text:p>₺2.285,87</text:p>
          </table:table-cell>
          <table:table-cell table:style-name="ce42" table:formula="of:=IF([.D4]&gt;=[.E4]*[.$D$14])" office:value-type="boolean" office:boolean-value="true" calcext:value-type="boolean">
            <text:p>DOĞRU</text:p>
          </table:table-cell>
          <table:table-cell table:style-name="ce42" table:formula="of:=IF([.D4]&lt;=[.F4]*[.$D$14])" office:value-type="boolean" office:boolean-value="true" calcext:value-type="boolean">
            <text:p>DOĞRU</text:p>
          </table:table-cell>
          <table:table-cell table:style-name="ce43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384" calcext:value-type="float">
            <text:p>384</text:p>
          </table:table-cell>
          <table:table-cell table:style-name="ce7" table:formula="of:=[.C5]*[.B5]" office:value-type="currency" office:currency="TRY" office:value="6528" calcext:value-type="currency">
            <text:p>₺6.528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5]*[.$D$14]" office:value-type="currency" office:currency="TRY" office:value="6095.64" calcext:value-type="currency">
            <text:p>₺6.095,64</text:p>
          </table:table-cell>
          <table:table-cell table:style-name="ce7" table:formula="of:=[.F5]*[.$D$14]" office:value-type="currency" office:currency="TRY" office:value="7111.58" calcext:value-type="currency">
            <text:p>₺7.111,58</text:p>
          </table:table-cell>
          <table:table-cell table:style-name="ce42" table:formula="of:=IF([.D5]&gt;=[.E5]*[.$D$14])" office:value-type="boolean" office:boolean-value="true" calcext:value-type="boolean">
            <text:p>DOĞRU</text:p>
          </table:table-cell>
          <table:table-cell table:style-name="ce42" table:formula="of:=IF([.D5]&lt;=[.F5]*[.$D$14])" office:value-type="boolean" office:boolean-value="true" calcext:value-type="boolean">
            <text:p>DOĞRU</text:p>
          </table:table-cell>
          <table:table-cell table:style-name="ce43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40" calcext:value-type="currency">
            <text:p>₺40,00</text:p>
          </table:table-cell>
          <table:table-cell table:style-name="ce38" office:value-type="float" office:value="128" calcext:value-type="float">
            <text:p>128</text:p>
          </table:table-cell>
          <table:table-cell table:style-name="ce7" table:formula="of:=[.C6]*[.B6]" office:value-type="currency" office:currency="TRY" office:value="5120" calcext:value-type="currency">
            <text:p>₺5.120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1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6]*[.$D$14]" office:value-type="currency" office:currency="TRY" office:value="4571.73" calcext:value-type="currency">
            <text:p>₺4.571,73</text:p>
          </table:table-cell>
          <table:table-cell table:style-name="ce7" table:formula="of:=[.F6]*[.$D$14]" office:value-type="currency" office:currency="TRY" office:value="6095.64" calcext:value-type="currency">
            <text:p>₺6.095,64</text:p>
          </table:table-cell>
          <table:table-cell table:style-name="ce42" table:formula="of:=IF([.D6]&gt;=[.E6]*[.$D$14])" office:value-type="boolean" office:boolean-value="true" calcext:value-type="boolean">
            <text:p>DOĞRU</text:p>
          </table:table-cell>
          <table:table-cell table:style-name="ce42" table:formula="of:=IF([.D6]&lt;=[.F6]*[.$D$14])" office:value-type="boolean" office:boolean-value="true" calcext:value-type="boolean">
            <text:p>DOĞRU</text:p>
          </table:table-cell>
          <table:table-cell table:style-name="ce43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7]*[.B7]" office:value-type="currency" office:currency="TRY" office:value="1914" calcext:value-type="currency">
            <text:p>₺1.914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41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7]*[.$D$14]" office:value-type="currency" office:currency="TRY" office:value="1269.925" calcext:value-type="currency">
            <text:p>₺1.269,93</text:p>
          </table:table-cell>
          <table:table-cell table:style-name="ce7" table:formula="of:=[.F7]*[.$D$14]" office:value-type="currency" office:currency="TRY" office:value="2539.85" calcext:value-type="currency">
            <text:p>₺2.539,85</text:p>
          </table:table-cell>
          <table:table-cell table:style-name="ce42" table:formula="of:=IF([.D7]&gt;=[.E7]*[.$D$14])" office:value-type="boolean" office:boolean-value="true" calcext:value-type="boolean">
            <text:p>DOĞRU</text:p>
          </table:table-cell>
          <table:table-cell table:style-name="ce42" table:formula="of:=IF([.D7]&lt;=[.F7]*[.$D$14])" office:value-type="boolean" office:boolean-value="true" calcext:value-type="boolean">
            <text:p>DOĞRU</text:p>
          </table:table-cell>
          <table:table-cell table:style-name="ce43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7" table:formula="of:=[.C8]*[.B8]" office:value-type="currency" office:currency="TRY" office:value="3332" calcext:value-type="currency">
            <text:p>₺3.332,00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41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8]*[.$D$14]" office:value-type="currency" office:currency="TRY" office:value="2793.835" calcext:value-type="currency">
            <text:p>₺2.793,84</text:p>
          </table:table-cell>
          <table:table-cell table:style-name="ce7" table:formula="of:=[.F8]*[.$D$14]" office:value-type="currency" office:currency="TRY" office:value="3555.79" calcext:value-type="currency">
            <text:p>₺3.555,79</text:p>
          </table:table-cell>
          <table:table-cell table:style-name="ce42" table:formula="of:=IF([.D8]&gt;=[.E8]*[.$D$14])" office:value-type="boolean" office:boolean-value="true" calcext:value-type="boolean">
            <text:p>DOĞRU</text:p>
          </table:table-cell>
          <table:table-cell table:style-name="ce42" table:formula="of:=IF([.D8]&lt;=[.F8]*[.$D$14])" office:value-type="boolean" office:boolean-value="true" calcext:value-type="boolean">
            <text:p>DOĞRU</text:p>
          </table:table-cell>
          <table:table-cell table:style-name="ce43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239" calcext:value-type="float">
            <text:p>239</text:p>
          </table:table-cell>
          <table:table-cell table:style-name="ce7" table:formula="of:=[.C9]*[.B9]" office:value-type="currency" office:currency="TRY" office:value="4780" calcext:value-type="currency">
            <text:p>₺4.780,00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9]*[.$D$14]" office:value-type="currency" office:currency="TRY" office:value="3809.775" calcext:value-type="currency">
            <text:p>₺3.809,78</text:p>
          </table:table-cell>
          <table:table-cell table:style-name="ce7" table:formula="of:=[.F9]*[.$D$14]" office:value-type="currency" office:currency="TRY" office:value="5079.7" calcext:value-type="currency">
            <text:p>₺5.079,70</text:p>
          </table:table-cell>
          <table:table-cell table:style-name="ce42" table:formula="of:=IF([.D9]&gt;=[.E9]*[.$D$14])" office:value-type="boolean" office:boolean-value="true" calcext:value-type="boolean">
            <text:p>DOĞRU</text:p>
          </table:table-cell>
          <table:table-cell table:style-name="ce42" table:formula="of:=IF([.D9]&lt;=[.F9]*[.$D$14])" office:value-type="boolean" office:boolean-value="true" calcext:value-type="boolean">
            <text:p>DOĞRU</text:p>
          </table:table-cell>
          <table:table-cell table:style-name="ce43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196" calcext:value-type="float">
            <text:p>196</text:p>
          </table:table-cell>
          <table:table-cell table:style-name="ce7" table:formula="of:=[.C10]*[.B10]" office:value-type="currency" office:currency="TRY" office:value="3920" calcext:value-type="currency">
            <text:p>₺3.920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41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0]*[.$D$14]" office:value-type="currency" office:currency="TRY" office:value="3047.82" calcext:value-type="currency">
            <text:p>₺3.047,82</text:p>
          </table:table-cell>
          <table:table-cell table:style-name="ce7" table:formula="of:=[.F10]*[.$D$14]" office:value-type="currency" office:currency="TRY" office:value="4063.76" calcext:value-type="currency">
            <text:p>₺4.063,76</text:p>
          </table:table-cell>
          <table:table-cell table:style-name="ce42" table:formula="of:=IF([.D10]&gt;=[.E10]*[.$D$14])" office:value-type="boolean" office:boolean-value="true" calcext:value-type="boolean">
            <text:p>DOĞRU</text:p>
          </table:table-cell>
          <table:table-cell table:style-name="ce42" table:formula="of:=IF([.D10]&lt;=[.F10]*[.$D$14])" office:value-type="boolean" office:boolean-value="true" calcext:value-type="boolean">
            <text:p>DOĞRU</text:p>
          </table:table-cell>
          <table:table-cell table:style-name="ce43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30" calcext:value-type="currency">
            <text:p>₺30,00</text:p>
          </table:table-cell>
          <table:table-cell table:style-name="ce38" office:value-type="float" office:value="184" calcext:value-type="float">
            <text:p>184</text:p>
          </table:table-cell>
          <table:table-cell table:style-name="ce7" table:formula="of:=[.C11]*[.B11]" office:value-type="currency" office:currency="TRY" office:value="5520" calcext:value-type="currency">
            <text:p>₺5.520,0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1]*[.$D$14]" office:value-type="currency" office:currency="TRY" office:value="5079.7" calcext:value-type="currency">
            <text:p>₺5.079,70</text:p>
          </table:table-cell>
          <table:table-cell table:style-name="ce7" table:formula="of:=[.F11]*[.$D$14]" office:value-type="currency" office:currency="TRY" office:value="7111.58" calcext:value-type="currency">
            <text:p>₺7.111,58</text:p>
          </table:table-cell>
          <table:table-cell table:style-name="ce42" table:formula="of:=IF([.D11]&gt;=[.E11]*[.$D$14])" office:value-type="boolean" office:boolean-value="true" calcext:value-type="boolean">
            <text:p>DOĞRU</text:p>
          </table:table-cell>
          <table:table-cell table:style-name="ce42" table:formula="of:=IF([.D11]&lt;=[.F11]*[.$D$14])" office:value-type="boolean" office:boolean-value="true" calcext:value-type="boolean">
            <text:p>DOĞRU</text:p>
          </table:table-cell>
          <table:table-cell table:style-name="ce43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8" calcext:value-type="currency">
            <text:p>₺8,00</text:p>
          </table:table-cell>
          <table:table-cell table:style-name="ce38" office:value-type="float" office:value="492" calcext:value-type="float">
            <text:p>492</text:p>
          </table:table-cell>
          <table:table-cell table:style-name="ce7" table:formula="of:=[.C12]*[.B12]" office:value-type="currency" office:currency="TRY" office:value="3936" calcext:value-type="currency">
            <text:p>₺3.936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1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2]*[.$D$14]" office:value-type="currency" office:currency="TRY" office:value="3047.82" calcext:value-type="currency">
            <text:p>₺3.047,82</text:p>
          </table:table-cell>
          <table:table-cell table:style-name="ce7" table:formula="of:=[.F12]*[.$D$14]" office:value-type="currency" office:currency="TRY" office:value="4571.73" calcext:value-type="currency">
            <text:p>₺4.571,73</text:p>
          </table:table-cell>
          <table:table-cell table:style-name="ce42" table:formula="of:=IF([.D12]&gt;=[.E12]*[.$D$14])" office:value-type="boolean" office:boolean-value="true" calcext:value-type="boolean">
            <text:p>DOĞRU</text:p>
          </table:table-cell>
          <table:table-cell table:style-name="ce42" table:formula="of:=IF([.D12]&lt;=[.F12]*[.$D$14])" office:value-type="boolean" office:boolean-value="true" calcext:value-type="boolean">
            <text:p>DOĞRU</text:p>
          </table:table-cell>
          <table:table-cell table:style-name="ce43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351" calcext:value-type="float">
            <text:p>351</text:p>
          </table:table-cell>
          <table:table-cell table:style-name="ce7" table:formula="of:=[.C13]*[.B13]" office:value-type="currency" office:currency="TRY" office:value="8775" calcext:value-type="currency">
            <text:p>₺8.775,00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41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3]*[.$D$14]" office:value-type="currency" office:currency="TRY" office:value="8635.49" calcext:value-type="currency">
            <text:p>₺8.635,49</text:p>
          </table:table-cell>
          <table:table-cell table:style-name="ce7" table:formula="of:=[.F13]*[.$D$14]" office:value-type="currency" office:currency="TRY" office:value="10159.4" calcext:value-type="currency">
            <text:p>₺10.159,40</text:p>
          </table:table-cell>
          <table:table-cell table:style-name="ce42" table:formula="of:=IF([.D13]&gt;=[.E13]*[.$D$14])" office:value-type="boolean" office:boolean-value="true" calcext:value-type="boolean">
            <text:p>DOĞRU</text:p>
          </table:table-cell>
          <table:table-cell table:style-name="ce42" table:formula="of:=IF([.D13]&lt;=[.F13]*[.$D$14])" office:value-type="boolean" office:boolean-value="true" calcext:value-type="boolean">
            <text:p>DOĞRU</text:p>
          </table:table-cell>
          <table:table-cell table:style-name="ce43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.J3"/>
            <calcext:condition calcext:apply-style-name="Error" calcext:value="=0" calcext:base-cell-address="Uygun.J3"/>
          </calcext:conditional-format>
          <calcext:conditional-format calcext:target-range-address="Uygun.G3:Uygun.G13">
            <calcext:condition calcext:apply-style-name="Good" calcext:value="=&quot;UYGUN&quot;" calcext:base-cell-address="Uygun.G3"/>
            <calcext:condition calcext:apply-style-name="Error" calcext:value="=&quot;DEĞİŞTİR&quot;" calcext:base-cell-address="Uygun.G3"/>
          </calcext:conditional-format>
        </calcext:conditional-formats>
      </table:table>
      <table:table table:name="UygunDegil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8" table:default-cell-style-name="ce34"/>
        <table:table-column table:style-name="co5" table:default-cell-style-name="ce30"/>
        <table:table-column table:style-name="co6" table:default-cell-style-name="ce30"/>
        <table:table-column table:style-name="co7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5" calcext:value-type="currency">
            <text:p>₺15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3]*[.B3]" office:value-type="currency" office:currency="TRY" office:value="2610" calcext:value-type="currency">
            <text:p>₺2.610,00</text:p>
          </table:table-cell>
          <table:table-cell table:style-name="ce13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7" table:formula="of:=[.F3]*[.$D$14]" office:value-type="currency" office:currency="TRY" office:value="4134.315" calcext:value-type="currency">
            <text:p>₺4.134,32</text:p>
          </table:table-cell>
          <table:table-cell table:style-name="ce7" table:formula="of:=[.G3]*[.$D$14]" office:value-type="currency" office:currency="TRY" office:value="4863.9" calcext:value-type="currency">
            <text:p>₺4.863,90</text:p>
          </table:table-cell>
          <table:table-cell table:style-name="ce17" table:formula="of:=IF([.D3]&gt;=[.F3]*[.$D$14])" office:value-type="boolean" office:boolean-value="false" calcext:value-type="boolean">
            <text:p>YANLIŞ</text:p>
          </table:table-cell>
          <table:table-cell table:style-name="ce17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25" calcext:value-type="currency">
            <text:p>₺2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7" table:formula="of:=[.C4]*[.B4]" office:value-type="currency" office:currency="TRY" office:value="10500" calcext:value-type="currency">
            <text:p>₺10.500,00</text:p>
          </table:table-cell>
          <table:table-cell table:style-name="ce13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7" table:formula="of:=[.F4]*[.$D$14]" office:value-type="currency" office:currency="TRY" office:value="1215.975" calcext:value-type="currency">
            <text:p>₺1.215,98</text:p>
          </table:table-cell>
          <table:table-cell table:style-name="ce7" table:formula="of:=[.G4]*[.$D$14]" office:value-type="currency" office:currency="TRY" office:value="2188.755" calcext:value-type="currency">
            <text:p>₺2.188,76</text:p>
          </table:table-cell>
          <table:table-cell table:style-name="ce17" table:formula="of:=IF([.D4]&gt;=[.F4]*[.$D$14])" office:value-type="boolean" office:boolean-value="true" calcext:value-type="boolean">
            <text:p>DOĞRU</text:p>
          </table:table-cell>
          <table:table-cell table:style-name="ce17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1" calcext:value-type="currency">
            <text:p>₺11,00</text:p>
          </table:table-cell>
          <table:table-cell table:style-name="ce38" office:value-type="float" office:value="384" calcext:value-type="float">
            <text:p>384</text:p>
          </table:table-cell>
          <table:table-cell table:style-name="ce7" table:formula="of:=[.C5]*[.B5]" office:value-type="currency" office:currency="TRY" office:value="4224" calcext:value-type="currency">
            <text:p>₺4.224,00</text:p>
          </table:table-cell>
          <table:table-cell table:style-name="ce13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7" table:formula="of:=[.F5]*[.$D$14]" office:value-type="currency" office:currency="TRY" office:value="5836.68" calcext:value-type="currency">
            <text:p>₺5.836,68</text:p>
          </table:table-cell>
          <table:table-cell table:style-name="ce7" table:formula="of:=[.G5]*[.$D$14]" office:value-type="currency" office:currency="TRY" office:value="6809.46" calcext:value-type="currency">
            <text:p>₺6.809,46</text:p>
          </table:table-cell>
          <table:table-cell table:style-name="ce17" table:formula="of:=IF([.D5]&gt;=[.F5]*[.$D$14])" office:value-type="boolean" office:boolean-value="false" calcext:value-type="boolean">
            <text:p>YANLIŞ</text:p>
          </table:table-cell>
          <table:table-cell table:style-name="ce17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8" calcext:value-type="currency">
            <text:p>₺18,00</text:p>
          </table:table-cell>
          <table:table-cell table:style-name="ce38" office:value-type="float" office:value="128" calcext:value-type="float">
            <text:p>128</text:p>
          </table:table-cell>
          <table:table-cell table:style-name="ce7" table:formula="of:=[.C6]*[.B6]" office:value-type="currency" office:currency="TRY" office:value="2304" calcext:value-type="currency">
            <text:p>₺2.304,00</text:p>
          </table:table-cell>
          <table:table-cell table:style-name="ce13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7" table:formula="of:=[.F6]*[.$D$14]" office:value-type="currency" office:currency="TRY" office:value="4377.51" calcext:value-type="currency">
            <text:p>₺4.377,51</text:p>
          </table:table-cell>
          <table:table-cell table:style-name="ce7" table:formula="of:=[.G6]*[.$D$14]" office:value-type="currency" office:currency="TRY" office:value="5836.68" calcext:value-type="currency">
            <text:p>₺5.836,68</text:p>
          </table:table-cell>
          <table:table-cell table:style-name="ce17" table:formula="of:=IF([.D6]&gt;=[.F6]*[.$D$14])" office:value-type="boolean" office:boolean-value="false" calcext:value-type="boolean">
            <text:p>YANLIŞ</text:p>
          </table:table-cell>
          <table:table-cell table:style-name="ce17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7" calcext:value-type="currency">
            <text:p>₺17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7]*[.B7]" office:value-type="currency" office:currency="TRY" office:value="2958" calcext:value-type="currency">
            <text:p>₺2.958,00</text:p>
          </table:table-cell>
          <table:table-cell table:style-name="ce13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7" table:formula="of:=[.F7]*[.$D$14]" office:value-type="currency" office:currency="TRY" office:value="1215.975" calcext:value-type="currency">
            <text:p>₺1.215,98</text:p>
          </table:table-cell>
          <table:table-cell table:style-name="ce7" table:formula="of:=[.G7]*[.$D$14]" office:value-type="currency" office:currency="TRY" office:value="2431.95" calcext:value-type="currency">
            <text:p>₺2.431,95</text:p>
          </table:table-cell>
          <table:table-cell table:style-name="ce17" table:formula="of:=IF([.D7]&gt;=[.F7]*[.$D$14])" office:value-type="boolean" office:boolean-value="true" calcext:value-type="boolean">
            <text:p>DOĞRU</text:p>
          </table:table-cell>
          <table:table-cell table:style-name="ce17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7" table:formula="of:=[.C8]*[.B8]" office:value-type="currency" office:currency="TRY" office:value="3332" calcext:value-type="currency">
            <text:p>₺3.332,00</text:p>
          </table:table-cell>
          <table:table-cell table:style-name="ce13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7" table:formula="of:=[.F8]*[.$D$14]" office:value-type="currency" office:currency="TRY" office:value="2675.145" calcext:value-type="currency">
            <text:p>₺2.675,15</text:p>
          </table:table-cell>
          <table:table-cell table:style-name="ce7" table:formula="of:=[.G8]*[.$D$14]" office:value-type="currency" office:currency="TRY" office:value="3404.73" calcext:value-type="currency">
            <text:p>₺3.404,73</text:p>
          </table:table-cell>
          <table:table-cell table:style-name="ce17" table:formula="of:=IF([.D8]&gt;=[.F8]*[.$D$14])" office:value-type="boolean" office:boolean-value="true" calcext:value-type="boolean">
            <text:p>DOĞRU</text:p>
          </table:table-cell>
          <table:table-cell table:style-name="ce17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1" calcext:value-type="currency">
            <text:p>₺11,00</text:p>
          </table:table-cell>
          <table:table-cell table:style-name="ce38" office:value-type="float" office:value="239" calcext:value-type="float">
            <text:p>239</text:p>
          </table:table-cell>
          <table:table-cell table:style-name="ce7" table:formula="of:=[.C9]*[.B9]" office:value-type="currency" office:currency="TRY" office:value="2629" calcext:value-type="currency">
            <text:p>₺2.629,00</text:p>
          </table:table-cell>
          <table:table-cell table:style-name="ce13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7" table:formula="of:=[.F9]*[.$D$14]" office:value-type="currency" office:currency="TRY" office:value="3647.925" calcext:value-type="currency">
            <text:p>₺3.647,93</text:p>
          </table:table-cell>
          <table:table-cell table:style-name="ce7" table:formula="of:=[.G9]*[.$D$14]" office:value-type="currency" office:currency="TRY" office:value="4863.9" calcext:value-type="currency">
            <text:p>₺4.863,90</text:p>
          </table:table-cell>
          <table:table-cell table:style-name="ce17" table:formula="of:=IF([.D9]&gt;=[.F9]*[.$D$14])" office:value-type="boolean" office:boolean-value="false" calcext:value-type="boolean">
            <text:p>YANLIŞ</text:p>
          </table:table-cell>
          <table:table-cell table:style-name="ce17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6" calcext:value-type="currency">
            <text:p>₺16,00</text:p>
          </table:table-cell>
          <table:table-cell table:style-name="ce38" office:value-type="float" office:value="196" calcext:value-type="float">
            <text:p>196</text:p>
          </table:table-cell>
          <table:table-cell table:style-name="ce7" table:formula="of:=[.C10]*[.B10]" office:value-type="currency" office:currency="TRY" office:value="3136" calcext:value-type="currency">
            <text:p>₺3.136,00</text:p>
          </table:table-cell>
          <table:table-cell table:style-name="ce13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7" table:formula="of:=[.F10]*[.$D$14]" office:value-type="currency" office:currency="TRY" office:value="2918.34" calcext:value-type="currency">
            <text:p>₺2.918,34</text:p>
          </table:table-cell>
          <table:table-cell table:style-name="ce7" table:formula="of:=[.G10]*[.$D$14]" office:value-type="currency" office:currency="TRY" office:value="3891.12" calcext:value-type="currency">
            <text:p>₺3.891,12</text:p>
          </table:table-cell>
          <table:table-cell table:style-name="ce17" table:formula="of:=IF([.D10]&gt;=[.F10]*[.$D$14])" office:value-type="boolean" office:boolean-value="true" calcext:value-type="boolean">
            <text:p>DOĞRU</text:p>
          </table:table-cell>
          <table:table-cell table:style-name="ce17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23" calcext:value-type="currency">
            <text:p>₺23,00</text:p>
          </table:table-cell>
          <table:table-cell table:style-name="ce38" office:value-type="float" office:value="184" calcext:value-type="float">
            <text:p>184</text:p>
          </table:table-cell>
          <table:table-cell table:style-name="ce7" table:formula="of:=[.C11]*[.B11]" office:value-type="currency" office:currency="TRY" office:value="4232" calcext:value-type="currency">
            <text:p>₺4.232,00</text:p>
          </table:table-cell>
          <table:table-cell table:style-name="ce13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7" table:formula="of:=[.F11]*[.$D$14]" office:value-type="currency" office:currency="TRY" office:value="4863.9" calcext:value-type="currency">
            <text:p>₺4.863,90</text:p>
          </table:table-cell>
          <table:table-cell table:style-name="ce7" table:formula="of:=[.G11]*[.$D$14]" office:value-type="currency" office:currency="TRY" office:value="6809.46" calcext:value-type="currency">
            <text:p>₺6.809,46</text:p>
          </table:table-cell>
          <table:table-cell table:style-name="ce17" table:formula="of:=IF([.D11]&gt;=[.F11]*[.$D$14])" office:value-type="boolean" office:boolean-value="false" calcext:value-type="boolean">
            <text:p>YANLIŞ</text:p>
          </table:table-cell>
          <table:table-cell table:style-name="ce17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3" calcext:value-type="currency">
            <text:p>₺13,00</text:p>
          </table:table-cell>
          <table:table-cell table:style-name="ce38" office:value-type="float" office:value="492" calcext:value-type="float">
            <text:p>492</text:p>
          </table:table-cell>
          <table:table-cell table:style-name="ce7" table:formula="of:=[.C12]*[.B12]" office:value-type="currency" office:currency="TRY" office:value="6396" calcext:value-type="currency">
            <text:p>₺6.396,00</text:p>
          </table:table-cell>
          <table:table-cell table:style-name="ce13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7" table:formula="of:=[.F12]*[.$D$14]" office:value-type="currency" office:currency="TRY" office:value="2918.34" calcext:value-type="currency">
            <text:p>₺2.918,34</text:p>
          </table:table-cell>
          <table:table-cell table:style-name="ce7" table:formula="of:=[.G12]*[.$D$14]" office:value-type="currency" office:currency="TRY" office:value="4377.51" calcext:value-type="currency">
            <text:p>₺4.377,51</text:p>
          </table:table-cell>
          <table:table-cell table:style-name="ce17" table:formula="of:=IF([.D12]&gt;=[.F12]*[.$D$14])" office:value-type="boolean" office:boolean-value="true" calcext:value-type="boolean">
            <text:p>DOĞRU</text:p>
          </table:table-cell>
          <table:table-cell table:style-name="ce17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8" calcext:value-type="currency">
            <text:p>₺18,00</text:p>
          </table:table-cell>
          <table:table-cell table:style-name="ce38" office:value-type="float" office:value="351" calcext:value-type="float">
            <text:p>351</text:p>
          </table:table-cell>
          <table:table-cell table:style-name="ce7" table:formula="of:=[.C13]*[.B13]" office:value-type="currency" office:currency="TRY" office:value="6318" calcext:value-type="currency">
            <text:p>₺6.318,00</text:p>
          </table:table-cell>
          <table:table-cell table:style-name="ce13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7" table:formula="of:=[.F13]*[.$D$14]" office:value-type="currency" office:currency="TRY" office:value="8268.63" calcext:value-type="currency">
            <text:p>₺8.268,63</text:p>
          </table:table-cell>
          <table:table-cell table:style-name="ce7" table:formula="of:=[.G13]*[.$D$14]" office:value-type="currency" office:currency="TRY" office:value="9727.8" calcext:value-type="currency">
            <text:p>₺9.727,80</text:p>
          </table:table-cell>
          <table:table-cell table:style-name="ce17" table:formula="of:=IF([.D13]&gt;=[.F13]*[.$D$14])" office:value-type="boolean" office:boolean-value="false" calcext:value-type="boolean">
            <text:p>YANLIŞ</text:p>
          </table:table-cell>
          <table:table-cell table:style-name="ce17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table:formula="of:=SUM([.D3:.D13])" office:value-type="currency" office:currency="TRY" office:value="48639" calcext:value-type="currency">
            <text:p>₺48.639,00</text:p>
          </table:table-cell>
          <table:table-cell table:style-name="ce45"/>
          <table:table-cell table:number-columns-repeated="1019"/>
        </table:table-row>
        <table:table-row table:style-name="ro1">
          <table:table-cell table:number-columns-repeated="5"/>
          <table:table-cell table:style-name="ce46"/>
          <table:table-cell table:style-name="ce4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Degil.E3:UygunDegil.E13">
            <calcext:condition calcext:apply-style-name="Good" calcext:value="=&quot;UYGUN&quot;" calcext:base-cell-address="UygunDegil.E3"/>
            <calcext:condition calcext:apply-style-name="Error" calcext:value="=&quot;DEĞİŞTİR&quot;" calcext:base-cell-address="UygunDegil.E3"/>
          </calcext:conditional-format>
        </calcext:conditional-formats>
      </table:table>
      <table:table table:name="Kodlama_icin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number-columns-repeated="2" table:default-cell-style-name="ce86"/>
        <table:table-column table:style-name="co14" table:default-cell-style-name="ce86"/>
        <table:table-column table:style-name="co10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7" table:number-columns-repeated="1010" table:default-cell-style-name="ce86"/>
        <table:table-column table:style-name="co7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3]*[.$D$8]" office:value-type="currency" office:currency="TRY" office:value="4312.14" calcext:value-type="currency">
            <text:p>₺4.312,14</text:p>
          </table:table-cell>
          <table:table-cell table:style-name="ce44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26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4]*[.$D$8]" office:value-type="currency" office:currency="TRY" office:value="1848.06" calcext:value-type="currency">
            <text:p>₺1.848,06</text:p>
          </table:table-cell>
          <table:table-cell table:style-name="ce44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26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5]*[.$D$8]" office:value-type="currency" office:currency="TRY" office:value="6160.2" calcext:value-type="currency">
            <text:p>₺6.160,20</text:p>
          </table:table-cell>
          <table:table-cell table:style-name="ce44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26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6]*[.$D$8]" office:value-type="currency" office:currency="TRY" office:value="4722.82" calcext:value-type="currency">
            <text:p>₺4.722,82</text:p>
          </table:table-cell>
          <table:table-cell table:style-name="ce44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7]*[.$D$8]" office:value-type="currency" office:currency="TRY" office:value="1642.72" calcext:value-type="currency">
            <text:p>₺1.642,72</text:p>
          </table:table-cell>
          <table:table-cell table:style-name="ce44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27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48" table:formula="of:=SUM([.H3:.H7])" office:value-type="currency" office:currency="TRY" office:value="18685.94" calcext:value-type="currency">
            <text:p>₺18.685,94</text:p>
          </table:table-cell>
          <table:table-cell table:style-name="ce48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.G3"/>
            <calcext:condition calcext:apply-style-name="Error" calcext:value="=&quot;DEĞİŞTİR&quot;" calcext:base-cell-address="Kodlama_icin.G3"/>
          </calcext:conditional-format>
        </calcext:conditional-formats>
      </table:table>
      <table:table table:name="Kodlama_icin_2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3" table:default-cell-style-name="ce87"/>
        <table:table-column table:style-name="co12" table:default-cell-style-name="ce87"/>
        <table:table-column table:style-name="co13" table:number-columns-repeated="2" table:default-cell-style-name="ce86"/>
        <table:table-column table:style-name="co14" table:default-cell-style-name="ce86"/>
        <table:table-column table:style-name="co10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7" table:number-columns-repeated="1010" table:default-cell-style-name="ce86"/>
        <table:table-column table:style-name="co7" table:default-cell-style-name="ce104"/>
        <table:table-row table:style-name="ro2">
          <table:table-cell table:number-columns-repeated="1023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35.92" calcext:value-type="currency">
            <text:p>₺35,92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3]*[.B3]" office:value-type="currency" office:currency="TRY" office:value="6250.08" calcext:value-type="currency">
            <text:p>₺6.250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53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3]*[.$D$8]" office:value-type="currency" office:currency="TRY" office:value="5564.4582" calcext:value-type="currency">
            <text:p>₺5.564,46</text:p>
          </table:table-cell>
          <table:table-cell table:style-name="ce44" table:formula="of:=[.F3]*[.$D$8]" office:value-type="currency" office:currency="TRY" office:value="6624.355" calcext:value-type="currency">
            <text:p>₺6.624,36</text:p>
          </table:table-cell>
          <table:table-cell table:style-name="ce54" table:formula="of:=IF([.D3]&gt;=[.E3]*[.$D$8])" office:value-type="boolean" office:boolean-value="true" calcext:value-type="boolean">
            <text:p>DOĞRU</text:p>
          </table:table-cell>
          <table:table-cell table:style-name="ce54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5875039909546" calcext:value-type="percentage">
            <text:p>24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7.14" calcext:value-type="currency">
            <text:p>₺7,14</text:p>
          </table:table-cell>
          <table:table-cell table:style-name="ce92" office:value-type="float" office:value="420" calcext:value-type="float">
            <text:p>420</text:p>
          </table:table-cell>
          <table:table-cell table:style-name="ce26" table:formula="of:=[.C4]*[.B4]" office:value-type="currency" office:currency="TRY" office:value="2998.8" calcext:value-type="currency">
            <text:p>₺2.999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53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4]*[.$D$8]" office:value-type="currency" office:currency="TRY" office:value="2384.7678" calcext:value-type="currency">
            <text:p>₺2.384,77</text:p>
          </table:table-cell>
          <table:table-cell table:style-name="ce44" table:formula="of:=[.F4]*[.$D$8]" office:value-type="currency" office:currency="TRY" office:value="3179.6904" calcext:value-type="currency">
            <text:p>₺3.179,69</text:p>
          </table:table-cell>
          <table:table-cell table:style-name="ce54" table:formula="of:=IF([.D4]&gt;=[.E4]*[.$D$8])" office:value-type="boolean" office:boolean-value="true" calcext:value-type="boolean">
            <text:p>DOĞRU</text:p>
          </table:table-cell>
          <table:table-cell table:style-name="ce54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13173282530903" calcext:value-type="percentage">
            <text:p>11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21.48" calcext:value-type="currency">
            <text:p>₺21,48</text:p>
          </table:table-cell>
          <table:table-cell table:style-name="ce92" office:value-type="float" office:value="384" calcext:value-type="float">
            <text:p>384</text:p>
          </table:table-cell>
          <table:table-cell table:style-name="ce26" table:formula="of:=[.C5]*[.B5]" office:value-type="currency" office:currency="TRY" office:value="8248.32" calcext:value-type="currency">
            <text:p>₺8.24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53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5]*[.$D$8]" office:value-type="currency" office:currency="TRY" office:value="7949.226" calcext:value-type="currency">
            <text:p>₺7.949,23</text:p>
          </table:table-cell>
          <table:table-cell table:style-name="ce44" table:formula="of:=[.F5]*[.$D$8]" office:value-type="currency" office:currency="TRY" office:value="8744.1486" calcext:value-type="currency">
            <text:p>₺8.744,15</text:p>
          </table:table-cell>
          <table:table-cell table:style-name="ce54" table:formula="of:=IF([.D5]&gt;=[.E5]*[.$D$8])" office:value-type="boolean" office:boolean-value="true" calcext:value-type="boolean">
            <text:p>DOĞRU</text:p>
          </table:table-cell>
          <table:table-cell table:style-name="ce54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1287664987761" calcext:value-type="percentage">
            <text:p>31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50.78" calcext:value-type="currency">
            <text:p>₺50,78</text:p>
          </table:table-cell>
          <table:table-cell table:style-name="ce92" office:value-type="float" office:value="128" calcext:value-type="float">
            <text:p>128</text:p>
          </table:table-cell>
          <table:table-cell table:style-name="ce26" table:formula="of:=[.C6]*[.B6]" office:value-type="currency" office:currency="TRY" office:value="6499.84" calcext:value-type="currency">
            <text:p>₺6.50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53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6]*[.$D$8]" office:value-type="currency" office:currency="TRY" office:value="6094.4066" calcext:value-type="currency">
            <text:p>₺6.094,41</text:p>
          </table:table-cell>
          <table:table-cell table:style-name="ce44" table:formula="of:=[.F6]*[.$D$8]" office:value-type="currency" office:currency="TRY" office:value="6889.3292" calcext:value-type="currency">
            <text:p>₺6.889,33</text:p>
          </table:table-cell>
          <table:table-cell table:style-name="ce54" table:formula="of:=IF([.D6]&gt;=[.E6]*[.$D$8])" office:value-type="boolean" office:boolean-value="true" calcext:value-type="boolean">
            <text:p>DOĞRU</text:p>
          </table:table-cell>
          <table:table-cell table:style-name="ce54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5300863253856" calcext:value-type="percentage">
            <text:p>25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4.37" calcext:value-type="currency">
            <text:p>₺14,37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7]*[.B7]" office:value-type="currency" office:currency="TRY" office:value="2500.38" calcext:value-type="currency">
            <text:p>₺2.500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53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7]*[.$D$8]" office:value-type="currency" office:currency="TRY" office:value="2119.7936" calcext:value-type="currency">
            <text:p>₺2.119,79</text:p>
          </table:table-cell>
          <table:table-cell table:style-name="ce44" table:formula="of:=[.F7]*[.$D$8]" office:value-type="currency" office:currency="TRY" office:value="2649.742" calcext:value-type="currency">
            <text:p>₺2.649,74</text:p>
          </table:table-cell>
          <table:table-cell table:style-name="ce54" table:formula="of:=IF([.D7]&gt;=[.E7]*[.$D$8])" office:value-type="boolean" office:boolean-value="true" calcext:value-type="boolean">
            <text:p>DOĞRU</text:p>
          </table:table-cell>
          <table:table-cell table:style-name="ce54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43631493179336" calcext:value-type="percentage">
            <text:p>9%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48" table:formula="of:=SUM([.D3:.D7])" office:value-type="currency" office:currency="TRY" office:value="26497.42" calcext:value-type="currency">
            <text:p>₺26.497,42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48" table:formula="of:=SUM([.H3:.H7])" office:value-type="currency" office:currency="TRY" office:value="24112.6522" calcext:value-type="currency">
            <text:p>₺24.112,65</text:p>
          </table:table-cell>
          <table:table-cell table:style-name="ce48" table:formula="of:=SUM([.I3:.I7])" office:value-type="currency" office:currency="TRY" office:value="28087.2652" calcext:value-type="currency">
            <text:p>₺28.087,27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8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Kodlama_icin_2.J3:Kodlama_icin_2.K7">
            <calcext:condition calcext:apply-style-name="Good" calcext:value="=1" calcext:base-cell-address="Kodlama_icin_2.J3"/>
            <calcext:condition calcext:apply-style-name="Error" calcext:value="=0" calcext:base-cell-address="Kodlama_icin_2.J3"/>
          </calcext:conditional-format>
          <calcext:conditional-format calcext:target-range-address="Kodlama_icin_2.G3:Kodlama_icin_2.G7">
            <calcext:condition calcext:apply-style-name="Good" calcext:value="=&quot;UYGUN&quot;" calcext:base-cell-address="Kodlama_icin_2.G3"/>
            <calcext:condition calcext:apply-style-name="Error" calcext:value="=&quot;DEĞİŞTİR&quot;" calcext:base-cell-address="Kodlama_icin_2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2" number:min-decimal-places="2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6">
      <number:number number:decimal-places="3" number:min-decimal-places="3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currency-style style:name="N11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4P0"/>
    </number:currency-style>
    <number:percentage-style style:name="N112">
      <number:number number:decimal-places="1" number:min-decimal-places="1" number:min-integer-digits="1"/>
      <number:text>%</number:text>
    </number:percentage-style>
    <number:percentage-style style:name="N111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5:47:05.06886605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19T16:14:36.764632566</dc:date>
    <meta:editing-duration>PT2H23M15S</meta:editing-duration>
    <meta:editing-cycles>71</meta:editing-cycles>
    <meta:generator>LibreOffice/7.3.3.2$Linux_X86_64 LibreOffice_project/d1d0ea68f081ee2800a922cac8f79445e4603348</meta:generator>
    <meta:document-statistic meta:table-count="4" meta:cell-count="406" meta:object-count="0"/>
  </office:meta>
</office:document-meta>
</file>